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14.22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4.3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7.329cm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48cm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2.5cm" fo:padding-top="0.175cm" fo:padding-bottom="0.175cm" fo:padding-left="0.3cm" fo:padding-right="0.3cm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1cm" svg:stroke-color="#cccccc" draw:marker-start-width="0.35cm" draw:marker-end-width="0.35cm" draw:fill="solid" draw:fill-color="#ffffff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color="#c9211e" draw:fill="solid" draw:fill-color="#c9211e" draw:textarea-horizontal-align="justify" draw:textarea-vertical-align="middle" draw:auto-grow-height="false" fo:min-height="0.62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2.4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83cm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949cm" fo:min-width="0cm"/>
      <style:paragraph-properties style:writing-mode="lr-tb"/>
    </style:style>
    <style:style style:name="gr3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style:font-name="Courier" fo:font-size="48pt" style:font-size-asian="48pt" style:font-size-complex="4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2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2" fo:font-size="18pt"/>
    </style:style>
    <style:style style:name="P11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 style:font-independent-line-spacing="true"/>
      <style:text-properties style:font-name="Liberation Sans2" fo:font-size="18pt"/>
    </style:style>
    <style:style style:name="P16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Liberation Sans2"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c9211e"/>
      <style:paragraph-properties fo:text-align="center"/>
    </style:style>
    <style:style style:name="P20" style:family="paragraph">
      <style:paragraph-properties fo:text-align="center" style:writing-mode="lr-tb"/>
      <style:text-properties style:font-name="Courier"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Courier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Courier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style:paragraph-properties fo:text-align="center" style:writing-mode="lr-tb"/>
      <style:text-properties style:font-name="Courier" fo:font-size="18pt" fo:font-weight="bold" style:font-weight-asian="bold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style:font-name="Courier" fo:font-size="18pt" fo:font-weight="bold" style:font-weight-asian="bold" style:font-weight-complex="bold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style:font-name="Courier" fo:font-size="48pt" style:font-size-asian="48pt" style:font-size-complex="48pt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Courier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24pt" fo:letter-spacing="normal" fo:language="fr" fo:country="FR" fo:font-style="normal" style:text-underline-style="none" fo:font-weight="bold" fo:background-color="transparent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style:font-name="Liberation Sans4" style:font-name-asian="Liberation Sans4" style:font-name-complex="Liberation Sans4"/>
    </style:style>
    <style:style style:name="T11" style:family="text">
      <style:text-properties style:font-name="Liberation Sans" style:font-name-asian="Liberation Sans4" style:font-name-complex="Liberation Sans4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solid" style:text-underline-width="auto" style:text-underline-color="font-color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4" style:family="text">
      <style:text-properties fo:font-variant="normal" fo:text-transform="none" fo:color="#093c92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Liberation Sans4" fo:font-size="18pt" fo:letter-spacing="normal" fo:language="fr" fo:country="FR" fo:font-style="normal" style:text-underline-style="none" fo:background-color="transparent" style:font-name-asian="Liberation Sans4" style:font-size-asian="18pt" style:font-style-asian="normal" style:font-name-complex="Liberation Sans4" style:font-size-complex="18pt" style:font-style-complex="normal"/>
    </style:style>
    <style:style style:name="T16" style:family="text">
      <style:text-properties fo:font-variant="normal" fo:text-transform="none" style:text-outline="false" style:text-line-through-style="none" style:text-line-through-type="none" style:text-position="0% 100%" style:font-name="Courier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color="#2a6099" loext:opacity="100%" fo:font-weight="bold" style:font-weight-asian="bold" style:font-weight-complex="bold"/>
    </style:style>
    <style:style style:name="T18" style:family="text">
      <style:text-properties style:font-name="Courier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color="#2a6099" loext:opacity="100%" fo:font-size="18pt" fo:font-weight="bold" style:font-weight-asian="bold" style:font-weight-complex="bold"/>
    </style:style>
    <style:style style:name="T21" style:family="text">
      <style:text-properties fo:color="#c9211e" loext:opacity="100%" fo:font-size="18pt" fo:font-weight="bold" style:font-weight-asian="bold" style:font-weight-complex="bold"/>
    </style:style>
    <style:style style:name="T22" style:family="text">
      <style:text-properties style:font-name="Courier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Notation Polonaise Inversée (NPI)</text:span></text:p>
          </draw:text-box>
        </draw:frame>
        <draw:frame draw:style-name="gr1" draw:text-style-name="P3" draw:layer="layout" svg:width="14.726cm" svg:height="1.944cm" svg:x="5.11cm" svg:y="6.026cm">
          <draw:text-box>
            <text:p><text:span text:style-name="T2">3 15 + 5 2 - 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Définition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3" draw:text-style-name="P10" draw:layer="layout" svg:width="24.498cm" svg:height="1.962cm" svg:x="0.5cm" svg:y="2.038cm">
          <text:p text:style-name="P9"><text:span text:style-name="T5">La </text:span><text:span text:style-name="T6">notation polonaise inversée</text:span><text:span text:style-name="T5"> (NPI ou RPN en anglais) permet d'écrire de façon non ambigüe les formules arithmétiques </text:span><text:span text:style-name="T6">sans utiliser de parenthèses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14.866cm" svg:height="2.896cm" svg:x="0.5cm" svg:y="4.352cm">
          <draw:text-box>
            <text:p xml:id="id3" text:id="id3" text:style-name="P11"><text:span text:style-name="T5">Les deux expressions suivantes sont équivalentes :</text:span></text:p>
            <text:list text:style-name="L3">
              <text:list-item>
                <text:p xml:id="id4" text:id="id4" text:style-name="P11"><text:span text:style-name="T5">Expression </text:span><text:span text:style-name="T7">infixe </text:span><text:span text:style-name="T5">: </text:span><text:span text:style-name="T8">((3 + 15)/(5 – 2))</text:span></text:p>
              </text:list-item>
              <text:list-item>
                <text:p xml:id="id5" text:id="id5" text:style-name="P11"><text:span text:style-name="T5">Expression </text:span><text:span text:style-name="T7">postfixe </text:span><text:span text:style-name="T5">: </text:span><text:span text:style-name="T8">3 15 + 5 2 - /</text:span></text:p>
              </text:list-item>
            </text:list>
          </draw:text-box>
        </draw:frame>
        <draw:frame draw:style-name="gr5" draw:text-style-name="P13" draw:layer="layout" svg:width="17.829cm" svg:height="1.233cm" svg:x="3.571cm" svg:y="7.806cm">
          <draw:text-box>
            <text:p xml:id="id6" text:id="id6" text:style-name="P11"><text:span text:style-name="T9">Comment évaluer une expression postfixe ?</text:span></text:p>
          </draw:text-box>
        </draw:frame>
        <draw:custom-shape draw:style-name="gr6" draw:text-style-name="P14" xml:id="id7" draw:id="id7" draw:layer="layout" svg:width="3cm" svg:height="1cm" svg:x="10.886cm" svg:y="12.2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8" draw:id="id8" draw:layer="layout" svg:width="3cm" svg:height="1cm" svg:x="10.886cm" svg:y="11.2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9" draw:id="id9" draw:layer="layout" svg:width="3cm" svg:height="1cm" svg:x="10.886cm" svg:y="10.224cm">
          <text:p/>
          <draw:enhanced-geometry svg:viewBox="0 0 21600 21600" draw:type="rectangle" draw:enhanced-path="M 0 0 L 21600 0 21600 21600 0 21600 0 0 Z N"/>
        </draw:custom-shape>
        <draw:frame draw:style-name="gr7" draw:text-style-name="P12" xml:id="id10" draw:id="id10" draw:layer="layout" svg:width="6.248cm" svg:height="0.988cm" svg:x="9.167cm" svg:y="9.065cm">
          <draw:text-box>
            <text:p><text:span text:style-name="T10">À</text:span><text:span text:style-name="T11"> l</text:span>’aide d’une <text:span text:style-name="T12">pile </text:span>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Principe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8" draw:text-style-name="P15" draw:layer="layout" svg:width="24.498cm" svg:height="10.83cm" svg:x="0.5cm" svg:y="2.038cm">
          <text:p text:style-name="P9"><text:span text:style-name="T5">Le principe de l'évaluation d'une </text:span><text:span text:style-name="T13">expression postfixe</text:span><text:span text:style-name="T5"> :</text:span></text:p>
          <text:p text:style-name="P9"><text:span text:style-name="T5"/></text:p>
          <text:list text:style-name="L3">
            <text:list-item>
              <text:p text:style-name="P9"><text:span text:style-name="T5">Une </text:span><text:span text:style-name="T6">pile</text:span><text:span text:style-name="T5"> vide est créée,</text:span></text:p>
            </text:list-item>
            <text:list-item>
              <text:p text:style-name="P9"><text:span text:style-name="T5">L'expression est parcourue de </text:span><text:span text:style-name="T6">gauche à droite</text:span><text:span text:style-name="T5">,</text:span></text:p>
            </text:list-item>
            <text:list-item>
              <text:p text:style-name="P9"><text:span text:style-name="T5">Si l'élément rencontré est un </text:span><text:span text:style-name="T14">nombre</text:span><text:span text:style-name="T5">, on l'</text:span><text:span text:style-name="T6">empile</text:span><text:span text:style-name="T5">,</text:span></text:p>
            </text:list-item>
            <text:list-item>
              <text:p text:style-name="P9"><text:span text:style-name="T5">Si l’élément rencontré est un </text:span><text:span text:style-name="T14">opérateur</text:span><text:span text:style-name="T5">, on </text:span><text:span text:style-name="T6">dépile</text:span><text:span text:style-name="T5"> le sommet et le sous-sommet puis on </text:span><text:span text:style-name="T6">empile</text:span><text:span text:style-name="T5"> le résultat du calcul (sous-sommet </text:span><text:span text:style-name="T7">opérateur</text:span><text:span text:style-name="T5"> sommet),</text:span></text:p>
            </text:list-item>
            <text:list-item>
              <text:p text:style-name="P9"><text:span text:style-name="T15">À</text:span><text:span text:style-name="T5"> la fin, le </text:span><text:span text:style-name="T6">sommet de la pile</text:span><text:span text:style-name="T5"> contient l'</text:span><text:span text:style-name="T7">évaluation de l'expression</text:span><text:span text:style-name="T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4" draw:layer="layout" svg:width="3cm" svg:height="1cm" svg:x="19.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cm" svg:height="1cm" svg:x="19.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cm" svg:height="1cm" svg:x="19.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cm" svg:height="1cm" svg:x="19.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cm" svg:height="1cm" svg:x="19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Illustration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10" draw:text-style-name="P15" draw:layer="layout" svg:width="24.498cm" svg:height="10.83cm" svg:x="0.5cm" svg:y="2.038cm">
          <text:p text:style-name="P16"><text:span text:style-name="T5">Expression </text:span><text:span text:style-name="T7">postfixe </text:span><text:span text:style-name="T5">: </text:span><text:span text:style-name="T16">3 15 + 5 2 -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cm" svg:height="1cm" svg:x="10.7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" draw:id="id2" draw:layer="layout" svg:width="3cm" svg:height="1cm" svg:x="10.7cm" svg:y="9.5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2cm" svg:height="0.999cm" svg:x="13cm" svg:y="4.001cm">
          <draw:text-box>
            <text:p xml:id="id12" text:id="id12">L’expression est lue de <text:span text:style-name="T12">gauche à droite</text:span></text:p>
          </draw:text-box>
        </draw:frame>
        <draw:frame draw:style-name="gr13" draw:text-style-name="P12" xml:id="id1" draw:id="id1" draw:layer="layout" svg:width="8.5cm" svg:height="1cm" svg:x="1cm" svg:y="6cm">
          <draw:text-box>
            <text:p>Une <text:span text:style-name="T12">pile</text:span> vide est créée</text:p>
          </draw:text-box>
        </draw:frame>
        <draw:connector draw:style-name="gr14" draw:text-style-name="P17" xml:id="id11" draw:id="id11" draw:layer="layout" draw:type="curve" svg:x1="5.25cm" svg:y1="7cm" svg:x2="10.7cm" svg:y2="10cm" draw:start-shape="id1" draw:start-glue-point="2" draw:end-shape="id2" draw:end-glue-point="3" svg:d="M5250 7000c0 2000 1816 3000 5450 3000" svg:viewBox="0 0 5451 3001">
          <text:p/>
        </draw:connector>
        <draw:frame draw:style-name="gr15" draw:text-style-name="P18" draw:layer="layout" svg:width="5.294cm" svg:height="0.988cm" svg:x="9.6cm" svg:y="10.512cm">
          <draw:text-box>
            <text:p>Pile d’évalu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Illustration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16" draw:text-style-name="P15" draw:layer="layout" svg:width="24.498cm" svg:height="10.83cm" svg:x="0.5cm" svg:y="2.038cm">
          <text:p text:style-name="P16"><text:span text:style-name="T5">Expression </text:span><text:span text:style-name="T7">postfixe </text:span><text:span text:style-name="T5">: </text:span><text:span text:style-name="T16">3 15 + 5 2 -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cm" svg:height="1cm" svg:x="10.7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0.5cm" svg:height="1cm" svg:x="13.1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2" draw:layer="layout" svg:width="8.5cm" svg:height="1.725cm" svg:x="15.1cm" svg:y="4.1cm">
          <draw:text-box>
            <text:p xml:id="id13" text:id="id13">L’élément est un <text:span text:style-name="T17">nombre</text:span>, on l’<text:span text:style-name="T12">empile</text:span></text:p>
          </draw:text-box>
        </draw:frame>
        <draw:custom-shape draw:style-name="gr19" draw:text-style-name="P21" xml:id="id14" draw:id="id14" draw:layer="layout" svg:width="3cm" svg:height="1cm" svg:x="10.7cm" svg:y="9.5cm">
          <text:p text:style-name="P20"><text:span text:style-name="T18">3</text:span></text:p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5.294cm" svg:height="0.988cm" svg:x="9.6cm" svg:y="10.512cm">
          <draw:text-box>
            <text:p>Pile d’évalu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Illustration</text:span></text:p>
          </draw:text-box>
        </draw:frame>
        <draw:frame draw:name="PlaceHolder 1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0" draw:text-style-name="P15" draw:layer="layout" svg:width="24.498cm" svg:height="10.83cm" svg:x="0.5cm" svg:y="2.038cm">
          <text:p text:style-name="P16"><text:span text:style-name="T5">Expression </text:span><text:span text:style-name="T7">postfixe </text:span><text:span text:style-name="T5">: </text:span><text:span text:style-name="T16">3 15 + 5 2 -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cm" svg:height="1cm" svg:x="10.7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5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0.5cm" svg:height="1cm" svg:x="14.1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2" draw:layer="layout" svg:width="8.5cm" svg:height="1.725cm" svg:x="15.1cm" svg:y="4.1cm">
          <draw:text-box>
            <text:p xml:id="id15" text:id="id15">L’élément est un <text:span text:style-name="T17">nombre</text:span>, on l’<text:span text:style-name="T12">empile</text:span></text:p>
          </draw:text-box>
        </draw:frame>
        <draw:custom-shape draw:style-name="gr19" draw:text-style-name="P21" draw:layer="layout" svg:width="3cm" svg:height="1cm" svg:x="10.7cm" svg:y="9.5cm">
          <text:p text:style-name="P20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16" draw:id="id16" draw:layer="layout" svg:width="3cm" svg:height="1cm" svg:x="10.7cm" svg:y="8.5cm">
          <text:p text:style-name="P20"><text:span text:style-name="T18">15</text:span></text:p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5.294cm" svg:height="0.988cm" svg:x="9.6cm" svg:y="10.512cm">
          <draw:text-box>
            <text:p>Pile d’évalu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1" draw:text-style-name="P14" draw:layer="layout" svg:width="3cm" svg:height="1cm" svg:x="10.7cm" svg:y="9.5cm">
          <text:p/>
          <draw:enhanced-geometry svg:viewBox="0 0 21600 21600" draw:type="rectangle" draw:enhanced-path="M 0 0 L 21600 0 21600 21600 0 21600 0 0 Z N"/>
        </draw:custom-shape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Illustration</text:span></text:p>
          </draw:text-box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1" draw:text-style-name="P15" draw:layer="layout" svg:width="24.498cm" svg:height="10.83cm" svg:x="0.5cm" svg:y="2.038cm">
          <text:p text:style-name="P16"><text:span text:style-name="T5">Expression </text:span><text:span text:style-name="T7">postfixe </text:span><text:span text:style-name="T5">: </text:span><text:span text:style-name="T16">3 15 + 5 2 -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cm" svg:height="1cm" svg:x="10.7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5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0.5cm" svg:height="1cm" svg:x="15.026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2" draw:layer="layout" svg:width="8.5cm" svg:height="2.462cm" svg:x="15.1cm" svg:y="4.1cm">
          <draw:text-box>
            <text:p xml:id="id17" text:id="id17">L’élément est un <text:span text:style-name="T17">opérateur</text:span>, on <text:span text:style-name="T12">dépile</text:span> les 2 derniers nombres </text:p>
          </draw:text-box>
        </draw:frame>
        <draw:custom-shape draw:style-name="gr19" draw:text-style-name="P21" xml:id="id18" draw:id="id18" draw:layer="layout" svg:width="3cm" svg:height="1cm" svg:x="10.7cm" svg:y="9.5cm">
          <text:p text:style-name="P20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19" draw:id="id19" draw:layer="layout" svg:width="3cm" svg:height="1cm" svg:x="10.7cm" svg:y="8.5cm">
          <text:p text:style-name="P20"><text:span text:style-name="T18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20" draw:id="id20" draw:layer="layout" svg:width="3cm" svg:height="1cm" svg:x="15.5cm" svg:y="7cm">
          <text:p text:style-name="P20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21" draw:id="id21" draw:layer="layout" svg:width="3cm" svg:height="1cm" svg:x="20cm" svg:y="7cm">
          <text:p text:style-name="P20"><text:span text:style-name="T18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26" draw:id="id26" draw:layer="layout" svg:width="3cm" svg:height="1cm" svg:x="10.7cm" svg:y="9.5cm">
          <text:p text:style-name="P20"><text:span text:style-name="T18">18</text:span></text:p>
          <draw:enhanced-geometry svg:viewBox="0 0 21600 21600" draw:type="rectangle" draw:enhanced-path="M 0 0 L 21600 0 21600 21600 0 21600 0 0 Z N"/>
        </draw:custom-shape>
        <draw:frame draw:style-name="gr18" draw:text-style-name="P12" xml:id="id22" draw:id="id22" draw:layer="layout" svg:width="8.5cm" svg:height="1.725cm" svg:x="15.1cm" svg:y="8.3cm">
          <draw:text-box>
            <text:p>On réalise l’<text:span text:style-name="T17">opération </text:span>puis on <text:span text:style-name="T12">empile</text:span> le résultat</text:p>
          </draw:text-box>
        </draw:frame>
        <draw:custom-shape draw:style-name="gr19" draw:text-style-name="P21" xml:id="id23" draw:id="id23" draw:layer="layout" svg:width="3cm" svg:height="1cm" svg:x="15.5cm" svg:y="10.4cm">
          <text:p text:style-name="P20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24" draw:id="id24" draw:layer="layout" svg:width="3cm" svg:height="1cm" svg:x="20cm" svg:y="10.4cm">
          <text:p text:style-name="P20"><text:span text:style-name="T18">15</text:span></text:p>
          <draw:enhanced-geometry svg:viewBox="0 0 21600 21600" draw:type="rectangle" draw:enhanced-path="M 0 0 L 21600 0 21600 21600 0 21600 0 0 Z N"/>
        </draw:custom-shape>
        <draw:frame draw:style-name="gr23" draw:text-style-name="P22" xml:id="id25" draw:id="id25" draw:layer="layout" svg:width="0.883cm" svg:height="0.886cm" svg:x="18.8cm" svg:y="10.5cm">
          <draw:text-box>
            <text:p><text:span text:style-name="T18">+</text:span></text:p>
          </draw:text-box>
        </draw:frame>
        <draw:frame draw:style-name="gr15" draw:text-style-name="P18" draw:layer="layout" svg:width="5.294cm" svg:height="0.988cm" svg:x="9.6cm" svg:y="10.512cm">
          <draw:text-box>
            <text:p>Pile d’évalu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Illustration</text:span></text:p>
          </draw:text-box>
        </draw:frame>
        <draw:frame draw:name="PlaceHolder 14" presentation:style-name="pr4" draw:text-style-name="P23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4" draw:text-style-name="P15" draw:layer="layout" svg:width="24.498cm" svg:height="10.83cm" svg:x="0.5cm" svg:y="2.038cm">
          <text:p text:style-name="P16"><text:span text:style-name="T5">Expression </text:span><text:span text:style-name="T7">postfixe </text:span><text:span text:style-name="T5">: </text:span><text:span text:style-name="T16">3 15 + 5 2 -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cm" svg:height="1cm" svg:x="10.7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0.5cm" svg:height="1cm" svg:x="15.8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4" draw:layer="layout" svg:width="8.5cm" svg:height="1.725cm" svg:x="15.1cm" svg:y="4.1cm">
          <draw:text-box>
            <text:p xml:id="id27" text:id="id27"><text:span text:style-name="T19">L’élément est un </text:span><text:span text:style-name="T20">nombre</text:span><text:span text:style-name="T19">, on l’</text:span><text:span text:style-name="T21">empile</text:span></text:p>
          </draw:text-box>
        </draw:frame>
        <draw:custom-shape draw:style-name="gr19" draw:text-style-name="P26" draw:layer="layout" svg:width="3cm" svg:height="1cm" svg:x="10.7cm" svg:y="9.5cm">
          <text:p text:style-name="P25"><text:span text:style-name="T22">18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28" draw:id="id28" draw:layer="layout" svg:width="3cm" svg:height="1cm" svg:x="10.7cm" svg:y="8.5cm">
          <text:p text:style-name="P25"><text:span text:style-name="T22">5</text:span></text:p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5.294cm" svg:height="0.988cm" svg:x="9.6cm" svg:y="10.512cm">
          <draw:text-box>
            <text:p>Pile d’évalu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Illustration</text:span></text:p>
          </draw:text-box>
        </draw:frame>
        <draw:frame draw:name="PlaceHolder 16" presentation:style-name="pr4" draw:text-style-name="P23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5" draw:text-style-name="P15" draw:layer="layout" svg:width="24.498cm" svg:height="10.83cm" svg:x="0.5cm" svg:y="2.038cm">
          <text:p text:style-name="P16"><text:span text:style-name="T5">Expression </text:span><text:span text:style-name="T7">postfixe </text:span><text:span text:style-name="T5">: </text:span><text:span text:style-name="T16">3 15 + 5 2 -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cm" svg:height="1cm" svg:x="10.7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0.5cm" svg:height="1cm" svg:x="16.548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4" draw:layer="layout" svg:width="8.5cm" svg:height="1.725cm" svg:x="15.1cm" svg:y="4.1cm">
          <draw:text-box>
            <text:p xml:id="id29" text:id="id29"><text:span text:style-name="T19">L’élément est un </text:span><text:span text:style-name="T20">nombre</text:span><text:span text:style-name="T19">, on l’</text:span><text:span text:style-name="T21">empile</text:span></text:p>
          </draw:text-box>
        </draw:frame>
        <draw:custom-shape draw:style-name="gr19" draw:text-style-name="P26" draw:layer="layout" svg:width="3cm" svg:height="1cm" svg:x="10.7cm" svg:y="9.5cm">
          <text:p text:style-name="P25"><text:span text:style-name="T22">18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3cm" svg:height="1cm" svg:x="10.7cm" svg:y="8.5cm">
          <text:p text:style-name="P25"><text:span text:style-name="T22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30" draw:id="id30" draw:layer="layout" svg:width="3cm" svg:height="1cm" svg:x="10.7cm" svg:y="7.5cm">
          <text:p text:style-name="P25"><text:span text:style-name="T22">2</text:span></text:p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5.294cm" svg:height="0.988cm" svg:x="9.6cm" svg:y="10.512cm">
          <draw:text-box>
            <text:p>Pile d’évalu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style-name="gr11" draw:text-style-name="P14" draw:layer="layout" svg:width="3cm" svg:height="1cm" svg:x="10.7cm" svg:y="7.5cm">
          <text:p/>
          <draw:enhanced-geometry svg:viewBox="0 0 21600 21600" draw:type="rectangle" draw:enhanced-path="M 0 0 L 21600 0 21600 21600 0 21600 0 0 Z N"/>
        </draw:custom-shape>
        <draw:frame draw:name="PlaceHolder 1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Illustration</text:span></text:p>
          </draw:text-box>
        </draw:frame>
        <draw:frame draw:name="PlaceHolder 18" presentation:style-name="pr4" draw:text-style-name="P23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6" draw:text-style-name="P15" draw:layer="layout" svg:width="24.498cm" svg:height="10.83cm" svg:x="0.5cm" svg:y="2.038cm">
          <text:p text:style-name="P16"><text:span text:style-name="T5">Expression </text:span><text:span text:style-name="T7">postfixe </text:span><text:span text:style-name="T5">: </text:span><text:span text:style-name="T16">3 15 + 5 2 -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cm" svg:height="1cm" svg:x="10.7cm" svg:y="8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xml:id="id40" draw:id="id40" draw:layer="layout" svg:width="3cm" svg:height="1cm" svg:x="10.7cm" svg:y="8.5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0.5cm" svg:height="1cm" svg:x="17.326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4" draw:layer="layout" svg:width="8.5cm" svg:height="2.462cm" svg:x="15.1cm" svg:y="4.1cm">
          <draw:text-box>
            <text:p xml:id="id31" text:id="id31" text:style-name="P28"><text:span text:style-name="T19">L’élément est un </text:span><text:span text:style-name="T20">opérateur</text:span><text:span text:style-name="T19">, on </text:span><text:span text:style-name="T21">dépile</text:span><text:span text:style-name="T19"> les 2 derniers nombres </text:span></text:p>
          </draw:text-box>
        </draw:frame>
        <draw:custom-shape draw:style-name="gr19" draw:text-style-name="P26" draw:layer="layout" svg:width="3cm" svg:height="1cm" svg:x="10.7cm" svg:y="9.5cm">
          <text:p text:style-name="P25"><text:span text:style-name="T22">18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32" draw:id="id32" draw:layer="layout" svg:width="3cm" svg:height="1cm" svg:x="10.7cm" svg:y="8.5cm">
          <text:p text:style-name="P25"><text:span text:style-name="T22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33" draw:id="id33" draw:layer="layout" svg:width="3cm" svg:height="1cm" svg:x="10.7cm" svg:y="7.5cm">
          <text:p text:style-name="P25"><text:span text:style-name="T22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34" draw:id="id34" draw:layer="layout" svg:width="3cm" svg:height="1cm" svg:x="15.5cm" svg:y="7cm">
          <text:p text:style-name="P20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35" draw:id="id35" draw:layer="layout" svg:width="3cm" svg:height="1cm" svg:x="20cm" svg:y="7cm">
          <text:p text:style-name="P20"><text:span text:style-name="T18">2</text:span></text:p>
          <draw:enhanced-geometry svg:viewBox="0 0 21600 21600" draw:type="rectangle" draw:enhanced-path="M 0 0 L 21600 0 21600 21600 0 21600 0 0 Z N"/>
        </draw:custom-shape>
        <draw:frame draw:style-name="gr18" draw:text-style-name="P12" xml:id="id36" draw:id="id36" draw:layer="layout" svg:width="8.5cm" svg:height="1.725cm" svg:x="15.1cm" svg:y="8.301cm">
          <draw:text-box>
            <text:p>On réalise l’<text:span text:style-name="T17">opération </text:span>puis on <text:span text:style-name="T12">empile</text:span> le résultat</text:p>
          </draw:text-box>
        </draw:frame>
        <draw:custom-shape draw:style-name="gr19" draw:text-style-name="P21" xml:id="id37" draw:id="id37" draw:layer="layout" svg:width="3cm" svg:height="1cm" svg:x="15.5cm" svg:y="10.4cm">
          <text:p text:style-name="P20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38" draw:id="id38" draw:layer="layout" svg:width="3cm" svg:height="1cm" svg:x="20cm" svg:y="10.4cm">
          <text:p text:style-name="P20"><text:span text:style-name="T18">2</text:span></text:p>
          <draw:enhanced-geometry svg:viewBox="0 0 21600 21600" draw:type="rectangle" draw:enhanced-path="M 0 0 L 21600 0 21600 21600 0 21600 0 0 Z N"/>
        </draw:custom-shape>
        <draw:frame draw:style-name="gr23" draw:text-style-name="P22" xml:id="id39" draw:id="id39" draw:layer="layout" svg:width="0.883cm" svg:height="0.886cm" svg:x="18.8cm" svg:y="10.5cm">
          <draw:text-box>
            <text:p><text:span text:style-name="T18">-</text:span></text:p>
          </draw:text-box>
        </draw:frame>
        <draw:frame draw:style-name="gr15" draw:text-style-name="P18" draw:layer="layout" svg:width="5.294cm" svg:height="0.988cm" svg:x="9.6cm" svg:y="10.512cm">
          <draw:text-box>
            <text:p>Pile d’évalu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11" draw:text-style-name="P14" draw:layer="layout" svg:width="3cm" svg:height="1cm" svg:x="10.7cm" svg:y="7.5cm">
          <text:p/>
          <draw:enhanced-geometry svg:viewBox="0 0 21600 21600" draw:type="rectangle" draw:enhanced-path="M 0 0 L 21600 0 21600 21600 0 21600 0 0 Z N"/>
        </draw:custom-shape>
        <draw:frame draw:name="PlaceHolder 1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Illustration</text:span></text:p>
          </draw:text-box>
        </draw:frame>
        <draw:frame draw:name="PlaceHolder 20" presentation:style-name="pr4" draw:text-style-name="P23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7" draw:text-style-name="P15" draw:layer="layout" svg:width="24.498cm" svg:height="10.83cm" svg:x="0.5cm" svg:y="2.038cm">
          <text:p text:style-name="P16"><text:span text:style-name="T5">Expression </text:span><text:span text:style-name="T7">postfixe </text:span><text:span text:style-name="T5">: </text:span><text:span text:style-name="T16">3 15 + 5 2 -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cm" svg:height="1cm" svg:x="10.7cm" svg:y="8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xml:id="id44" draw:id="id44" draw:layer="layout" svg:width="3cm" svg:height="1cm" svg:x="10.7cm" svg:y="8.5cm">
          <text:p text:style-name="P25"><text:span text:style-name="T22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0.5cm" svg:height="1cm" svg:x="18.074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4" draw:layer="layout" svg:width="8.5cm" svg:height="2.462cm" svg:x="15.1cm" svg:y="4.1cm">
          <draw:text-box>
            <text:p xml:id="id41" text:id="id41" text:style-name="P28"><text:span text:style-name="T19">L’élément est un </text:span><text:span text:style-name="T20">opérateur</text:span><text:span text:style-name="T19">, on </text:span><text:span text:style-name="T21">dépile</text:span><text:span text:style-name="T19"> les 2 derniers nombres </text:span></text:p>
          </draw:text-box>
        </draw:frame>
        <draw:custom-shape draw:style-name="gr19" draw:text-style-name="P26" xml:id="id50" draw:id="id50" draw:layer="layout" svg:width="3cm" svg:height="1cm" svg:x="10.7cm" svg:y="9.5cm">
          <text:p text:style-name="P25"><text:span text:style-name="T22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45" draw:id="id45" draw:layer="layout" svg:width="3cm" svg:height="1cm" svg:x="10.7cm" svg:y="9.5cm">
          <text:p text:style-name="P25"><text:span text:style-name="T22">18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42" draw:id="id42" draw:layer="layout" svg:width="3cm" svg:height="1cm" svg:x="15.5cm" svg:y="7cm">
          <text:p text:style-name="P20"><text:span text:style-name="T18">18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43" draw:id="id43" draw:layer="layout" svg:width="3cm" svg:height="1cm" svg:x="20cm" svg:y="7cm">
          <text:p text:style-name="P20"><text:span text:style-name="T18">3</text:span></text:p>
          <draw:enhanced-geometry svg:viewBox="0 0 21600 21600" draw:type="rectangle" draw:enhanced-path="M 0 0 L 21600 0 21600 21600 0 21600 0 0 Z N"/>
        </draw:custom-shape>
        <draw:frame draw:style-name="gr18" draw:text-style-name="P12" xml:id="id46" draw:id="id46" draw:layer="layout" svg:width="8.5cm" svg:height="1.725cm" svg:x="15.1cm" svg:y="8.301cm">
          <draw:text-box>
            <text:p>On réalise l’<text:span text:style-name="T17">opération </text:span>puis on <text:span text:style-name="T12">empile</text:span> le résultat</text:p>
          </draw:text-box>
        </draw:frame>
        <draw:custom-shape draw:style-name="gr19" draw:text-style-name="P21" xml:id="id47" draw:id="id47" draw:layer="layout" svg:width="3cm" svg:height="1cm" svg:x="15.5cm" svg:y="10.4cm">
          <text:p text:style-name="P20"><text:span text:style-name="T18">18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xml:id="id48" draw:id="id48" draw:layer="layout" svg:width="3cm" svg:height="1cm" svg:x="20cm" svg:y="10.4cm">
          <text:p text:style-name="P20"><text:span text:style-name="T18">3</text:span></text:p>
          <draw:enhanced-geometry svg:viewBox="0 0 21600 21600" draw:type="rectangle" draw:enhanced-path="M 0 0 L 21600 0 21600 21600 0 21600 0 0 Z N"/>
        </draw:custom-shape>
        <draw:frame draw:style-name="gr23" draw:text-style-name="P22" xml:id="id49" draw:id="id49" draw:layer="layout" svg:width="0.883cm" svg:height="0.886cm" svg:x="18.8cm" svg:y="10.5cm">
          <draw:text-box>
            <text:p><text:span text:style-name="T18">/</text:span></text:p>
          </draw:text-box>
        </draw:frame>
        <draw:frame draw:style-name="gr15" draw:text-style-name="P18" draw:layer="layout" svg:width="5.294cm" svg:height="0.988cm" svg:x="9.6cm" svg:y="10.512cm">
          <draw:text-box>
            <text:p>Pile d’évalu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style-name="gr11" draw:text-style-name="P14" draw:layer="layout" svg:width="3cm" svg:height="1cm" svg:x="10.7cm" svg:y="7.5cm">
          <text:p/>
          <draw:enhanced-geometry svg:viewBox="0 0 21600 21600" draw:type="rectangle" draw:enhanced-path="M 0 0 L 21600 0 21600 21600 0 21600 0 0 Z N"/>
        </draw:custom-shape>
        <draw:frame draw:name="PlaceHolder 2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Illustration</text:span></text:p>
          </draw:text-box>
        </draw:frame>
        <draw:frame draw:name="PlaceHolder 22" presentation:style-name="pr4" draw:text-style-name="P23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8" draw:text-style-name="P15" draw:layer="layout" svg:width="24.498cm" svg:height="10.83cm" svg:x="0.5cm" svg:y="2.038cm">
          <text:p text:style-name="P16"><text:span text:style-name="T5">Expression </text:span><text:span text:style-name="T7">postfixe </text:span><text:span text:style-name="T5">: </text:span><text:span text:style-name="T16">3 15 + 5 2 -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3cm" svg:height="1cm" svg:x="10.7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1cm" svg:x="10.7cm" svg:y="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0.5cm" svg:height="1cm" svg:x="18.974cm" svg:y="3cm">
          <text:p/>
          <draw:enhanced-geometry svg:viewBox="0 0 21600 21600" draw:mirror-vertical="fals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29" draw:layer="layout" svg:width="8.4cm" svg:height="1.725cm" svg:x="15.1cm" svg:y="4.1cm">
          <draw:text-box>
            <text:p xml:id="id51" text:id="id51" text:style-name="P28"><text:span text:style-name="T19">La lecture de l’expression est </text:span><text:span text:style-name="T21">terminée</text:span></text:p>
          </draw:text-box>
        </draw:frame>
        <draw:custom-shape draw:style-name="gr19" draw:text-style-name="P26" draw:layer="layout" svg:width="3cm" svg:height="1cm" svg:x="10.7cm" svg:y="9.5cm">
          <text:p text:style-name="P25"><text:span text:style-name="T22">6</text:span></text:p>
          <draw:enhanced-geometry svg:viewBox="0 0 21600 21600" draw:type="rectangle" draw:enhanced-path="M 0 0 L 21600 0 21600 21600 0 21600 0 0 Z N"/>
        </draw:custom-shape>
        <draw:frame draw:style-name="gr30" draw:text-style-name="P29" draw:layer="layout" svg:width="9.9cm" svg:height="3.199cm" svg:x="15.1cm" svg:y="6.101cm">
          <draw:text-box>
            <text:p xml:id="id52" text:id="id52" text:style-name="P28"><text:span text:style-name="T19">La </text:span><text:span text:style-name="T21">pile</text:span><text:span text:style-name="T19"> contient un élément correspondant au résultat de l’</text:span><text:span text:style-name="T20">évaluation de l’expression</text:span></text:p>
          </draw:text-box>
        </draw:frame>
        <draw:line draw:style-name="gr31" draw:text-style-name="P17" draw:layer="layout" svg:x1="18.722cm" svg:y1="3cm" svg:x2="19.722cm" svg:y2="4.1cm">
          <text:p/>
        </draw:line>
        <draw:line draw:style-name="gr31" draw:text-style-name="P17" draw:layer="layout" svg:x1="18.722cm" svg:y1="4.1cm" svg:x2="19.722cm" svg:y2="3cm">
          <text:p/>
        </draw:line>
        <draw:frame draw:style-name="gr15" draw:text-style-name="P18" draw:layer="layout" svg:width="5.294cm" svg:height="0.988cm" svg:x="9.6cm" svg:y="10.512cm">
          <draw:text-box>
            <text:p>Pile d’évalu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2T10:47:29.149490133</dc:date>
    <meta:editing-cycles>53</meta:editing-cycles>
    <meta:editing-duration>PT3H46M58S</meta:editing-duration>
    <meta:generator>LibreOffice/7.4.0.3$MacOSX_X86_64 LibreOffice_project/f85e47c08ddd19c015c0114a68350214f7066f5a</meta:generator>
    <meta:document-statistic meta:object-count="214"/>
    <meta:user-defined meta:name="AppVersion">15.0000</meta:user-defined>
  </office:meta>
</office:document-meta>
</file>